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1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9" style:family="table-cell" style:parent-style-name="Default"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989" table:default-cell-style-name="ce9"/>
        <table:table-row table:style-name="ro1" table:number-rows-repeated="2">
          <table:table-cell table:number-columns-repeated="31"/>
          <table:table-cell table:style-name="ce9" table:number-columns-repeated="3"/>
          <table:table-cell table:number-columns-repeated="986"/>
          <table:table-cell table:style-name="Default" table:number-columns-repeated="3"/>
        </table:table-row>
        <table:table-row table:style-name="ro2"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centrale</text:p>
          </table:table-cell>
          <table:table-cell table:style-name="ce7" table:number-columns-repeated="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dresse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Ville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p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Tel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apaciteProd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MatriculeResp</text:p>
          </table:table-cell>
          <table:table-cell table:style-name="ce7" table:number-columns-repeated="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NomResp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PrenomResp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triculeLog</text:p>
          </table:table-cell>
          <table:table-cell table:style-name="ce7" table:number-columns-repeated="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NomLog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PrenomLog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MatriculeChauff</text:p>
          </table:table-cell>
          <table:table-cell table:style-name="ce7" table:number-columns-repeated="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NomChauff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renomChauff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ImmatCam</text:p>
          </table:table-cell>
          <table:table-cell table:style-name="ce7" table:number-columns-repeated="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TpsNett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NumTour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Hdepart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Harrive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Hretour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TpdRemplissag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NumContrat</text:p>
          </table:table-cell>
          <table:table-cell table:style-name="ce7" table:number-columns-repeated="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AdrChanti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Villechanti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CpChanti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QtéALivr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DateDebutContrat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DateFinContrat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NumMission</text:p>
          </table:table-cell>
          <table:table-cell table:style-name="ce7" table:number-columns-repeated="7"/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DateTransport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HeureTransport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8" table:number-columns-repeated="988"/>
          <table:table-cell table:style-name="Default" table:number-columns-repeated="26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QteATransporter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8" table:number-columns-repeated="988"/>
          <table:table-cell table:style-name="Default" table:number-columns-repeated="2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/>
          <table:table-cell table:number-columns-repeated="27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1" table:number-rows-repeated="7">
          <table:table-cell table:number-columns-repeated="2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5:46:28.104865332</meta:creation-date>
    <dc:date>2022-04-20T17:53:47.894543993</dc:date>
    <meta:editing-duration>PT1H25M55S</meta:editing-duration>
    <meta:editing-cycles>2</meta:editing-cycles>
    <meta:generator>LibreOffice/7.2.6.2$Linux_X86_64 LibreOffice_project/20$Build-2</meta:generator>
    <meta:document-statistic meta:table-count="1" meta:cell-count="100" meta:object-count="0"/>
  </office:meta>
</office:document-meta>
</file>